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9D80000129CA8A5EA01.svm"/>
  <manifest:file-entry manifest:media-type="" manifest:full-path="Pictures/20000007000052B0000022F07264487B.svm"/>
  <manifest:file-entry manifest:media-type="" manifest:full-path="Pictures/20000007000040CE00003BA34C40209C.svm"/>
  <manifest:file-entry manifest:media-type="" manifest:full-path="Pictures/2000000700000C9D00000561335D4D7A.svm"/>
  <manifest:file-entry manifest:media-type="" manifest:full-path="Pictures/2000000700001ECE00001AC6B3B3C952.svm"/>
  <manifest:file-entry manifest:media-type="" manifest:full-path="Pictures/2000000700002C0800002DCA644C880C.svm"/>
  <manifest:file-entry manifest:media-type="" manifest:full-path="Pictures/200000070000183000000FB7A13B1330.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fo:language="en" fo:country="US" style:language-asian="zxx" style:country-asian="none" style:language-complex="zxx" style:country-complex="none"/>
    </style:style>
    <style:style style:name="P2" style:family="paragraph" style:parent-style-name="Standard">
      <style:paragraph-properties fo:text-align="center" style:justify-single-word="false"/>
      <style:text-properties style:font-name="Verdana" fo:language="en" fo:country="US" style:language-asian="zxx" style:country-asian="none" style:language-complex="zxx" style:country-complex="none"/>
    </style:style>
    <style:style style:name="P3" style:family="paragraph" style:parent-style-name="Standard">
      <style:paragraph-properties fo:text-align="start" style:justify-single-word="false"/>
      <style:text-properties style:font-name="Verdana" fo:language="en" fo:country="US" style:language-asian="zxx" style:country-asian="none" style:language-complex="zxx" style:country-complex="none"/>
    </style:style>
    <style:style style:name="P4" style:family="paragraph" style:parent-style-name="Standard">
      <style:text-properties style:font-name="Verdana" fo:language="en" fo:country="US" fo:font-weight="bold" style:language-asian="zxx" style:country-asian="none" style:font-weight-asian="bold" style:language-complex="zxx" style:country-complex="none" style:font-weight-complex="bold"/>
    </style:style>
    <style:style style:name="P5" style:family="paragraph" style:parent-style-name="Standard">
      <style:paragraph-properties fo:break-before="page"/>
      <style:text-properties style:font-name="Verdana" fo:language="en" fo:country="US" style:language-asian="zxx" style:country-asian="none" style:language-complex="zxx" style:country-complex="none"/>
    </style:style>
    <style:style style:name="P6" style:family="paragraph" style:parent-style-name="Standard">
      <style:paragraph-properties fo:break-before="page"/>
      <style:text-properties style:font-name="Verdana" fo:language="en" fo:country="US" fo:font-weight="bold" style:language-asian="zxx" style:country-asian="none" style:font-weight-asian="bold" style:language-complex="zxx" style:country-complex="none" style:font-weight-complex="bold"/>
    </style:style>
    <style:style style:name="P7" style:family="paragraph" style:parent-style-name="Text_20_body">
      <style:text-properties style:font-name="Verdana" fo:language="en" fo:country="US" style:language-asian="zxx" style:country-asian="none" style:language-complex="zxx" style:country-complex="none"/>
    </style:style>
    <style:style style:name="P8" style:family="paragraph" style:parent-style-name="Text_20_body">
      <style:paragraph-properties fo:text-align="center" style:justify-single-word="false"/>
      <style:text-properties style:font-name="Verdana" fo:language="en" fo:country="US" style:language-asian="zxx" style:country-asian="none" style:language-complex="zxx" style:country-complex="none"/>
    </style:style>
    <style:style style:name="P9" style:family="paragraph" style:parent-style-name="Text_20_body">
      <style:paragraph-properties fo:text-align="start" style:justify-single-word="false"/>
      <style:text-properties style:font-name="Verdana" fo:language="en" fo:country="US" style:language-asian="zxx" style:country-asian="none" style:language-complex="zxx" style:country-complex="none"/>
    </style:style>
    <style:style style:name="P10" style:family="paragraph" style:parent-style-name="Text_20_body">
      <style:paragraph-properties fo:text-align="center" style:justify-single-word="false" fo:break-before="page"/>
      <style:text-properties style:font-name="Verdana" fo:language="en" fo:country="US" style:language-asian="zxx" style:country-asian="none" style:language-complex="zxx" style:country-complex="none"/>
    </style:style>
    <style:style style:name="P11" style:family="paragraph" style:parent-style-name="Heading_20_1">
      <style:text-properties fo:language="en" fo:country="US" style:language-asian="zxx" style:country-asian="none" style:language-complex="zxx" style:country-complex="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1. DAC</text:h>
      <text:p text:style-name="P7">This device is using AD9117 dual 14 bit DAC. The digital data is provided using a parallel digital input port.</text:p>
      <text:p text:style-name="P8">AD9117 Pin Configuration</text:p>
      <text:p text:style-name="P8"><draw:frame draw:style-name="fr1" draw:name="grafika1" text:anchor-type="paragraph" svg:width="11.271cm" svg:height="11.723cm" draw:z-index="0"><draw:image xlink:href="Pictures/2000000700002C0800002DCA644C880C.svm" xlink:type="simple" xlink:show="embed" xlink:actuate="onLoad"/></draw:frame></text:p>
      <text:p text:style-name="P9">Supply voltage can be in range from 1.8 to 3.3V, in this project it is power from 3.3V. The clock supply is also be power from 3.3V rail. Additionaly the internal LDO will be used to provide 1.8V for the digital core – so the DVDD pin will be baypass with an 1uF capacitor.</text:p>
      <text:p text:style-name="P9">A clock signal is generated using a SIT5002 100MHz CMOS clock generator. The clock ic electrical characteristics are shown bellow. The DAC also requires and DCLKIO signal which transition indicates that the IC can read the data from its inputs – the edge indicates to which DAC the input data will be send. The DCLKIO signal will be provided out of the microcontroller.</text:p>
      <text:p text:style-name="P9"/>
      <text:p text:style-name="P10">SI5002 Electrical characteristics</text:p>
      <text:p text:style-name="P9"><draw:frame draw:style-name="fr2" draw:name="grafika2" text:anchor-type="paragraph" svg:width="16.589cm" svg:height="15.266cm" draw:z-index="1"><draw:image xlink:href="Pictures/20000007000040CE00003BA34C40209C.svm" xlink:type="simple" xlink:show="embed" xlink:actuate="onLoad"/></draw:frame></text:p>
      <text:p text:style-name="P1">The AD9117 is a current DAC and it has a build in internal 62.5Ohm resistor on RLQN and RLQP (for the second chanel those pins are RLIP and RLIN). Tying the output signal to those pins will make the DAC work as a voltage output DAC. This project will include a high speed amplifier on the DAC output to buffer the output signal. The output configuration will be describe below.</text:p>
      <text:p text:style-name="P4"/>
      <text:p text:style-name="P4"/>
      <text:p text:style-name="P6">Output Op Amp configuration:</text:p>
      <text:p text:style-name="P1">The output of the DAC is pass through and AD8021 200MHz (G=-1) op amp in a configuration shown below. It is based on AD9117 Figure 103. The Rs resistors should be set to 0Ohm according to the datasheet. The R_FB and RB are set to 10kOhm so the whole op amp will work as an buffer with the peak value equal to 2*Vref according to formula shown bellow:</text:p>
      <text:p text:style-name="P2"><draw:frame draw:style-name="fr5" draw:name="grafika7" text:anchor-type="paragraph" svg:width="3.23cm" svg:height="1.378cm" draw:z-index="5"><draw:image xlink:href="Pictures/2000000700000C9D00000561335D4D7A.svm" xlink:type="simple" xlink:show="embed" xlink:actuate="onLoad"/></draw:frame>Single-Supply configuration from AD9117 datasheet</text:p>
      <text:p text:style-name="P1"><draw:frame draw:style-name="fr4" draw:name="grafika6" text:anchor-type="paragraph" svg:y="0.303cm" svg:width="5.509cm" svg:height="3.734cm" draw:z-index="6"><draw:image xlink:href="Pictures/20000007000019D80000129CA8A5EA01.svm" xlink:type="simple" xlink:show="embed" xlink:actuate="onLoad"/></draw:frame></text:p>
      <text:p text:style-name="P1"/>
      <text:p text:style-name="P2">Output amplifier configuration</text:p>
      <text:p text:style-name="P2"><draw:frame draw:style-name="fr2" draw:name="grafika3" text:anchor-type="paragraph" svg:width="16.508cm" svg:height="6.696cm" draw:z-index="2"><draw:image xlink:href="Pictures/20000007000052B0000022F07264487B.svm" xlink:type="simple" xlink:show="embed" xlink:actuate="onLoad"/></draw:frame></text:p>
      <text:p text:style-name="P2"/>
      <text:p text:style-name="P3"><text:tab/>AD8021 connection diagram<text:tab/><text:tab/> <text:s text:c="3"/>AD8021 frequency response</text:p>
      <text:p text:style-name="P1"><draw:frame draw:style-name="fr3" draw:name="grafika4" text:anchor-type="paragraph" svg:x="1.169cm" svg:y="1.087cm" svg:width="6.191cm" svg:height="4.023cm" draw:z-index="3"><draw:image xlink:href="Pictures/200000070000183000000FB7A13B1330.svm" xlink:type="simple" xlink:show="embed" xlink:actuate="onLoad"/></draw:frame><draw:frame draw:style-name="fr3" draw:name="grafika5" text:anchor-type="paragraph" svg:x="8.407cm" svg:y="0cm" svg:width="7.886cm" svg:height="6.854cm" draw:z-index="4"><draw:image xlink:href="Pictures/2000000700001ECE00001AC6B3B3C952.svm" xlink:type="simple" xlink:show="embed" xlink:actuate="onLoad"/></draw:frame></text:p>
      <text:p text:style-name="P5"/>
      <text:p text:style-name="P1">[7 12 2014] The SiM3U167 microcontoller board will be replaced with ST Nucleo FT411RE board because the controller included in this module can be clocked up to 100MHz, and its an ARM-M4F with includes some DSP capability. DSP instruction will make the calculation faster so its posible to achieve higher cut-off frequency filter. The SiM3U167 can be clock up to 80MHz and doesnt include the DSP functions because its ARM-M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0M39S</meta:editing-duration>
    <meta:editing-cycles>40</meta:editing-cycles>
    <meta:generator>OpenOffice.org/3.4.1$Win32 OpenOffice.org_project/341m1$Build-9593</meta:generator>
    <dc:date>2014-12-07T21:49:40.35</dc:date>
    <meta:document-statistic meta:table-count="0" meta:image-count="7" meta:object-count="0" meta:page-count="4" meta:paragraph-count="13" meta:word-count="371" meta:character-count="2130"/>
    <meta:user-defined meta:name="Info 1"/>
    <meta:user-defined meta:name="Info 2"/>
    <meta:user-defined meta:name="Info 3"/>
    <meta:user-defined meta:name="Info 4"/>
  </office:meta>
</office:document-meta>
</file>